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D000001F6350E58D1BDAD80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056cm" svg:x="0.998cm" svg:y="10.306cm">
          <draw:image xlink:href="Pictures/100000000000041D000001F6350E58D1BDAD80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7T19:33:58.783594511</dc:date>
    <meta:editing-duration>PT1M13S</meta:editing-duration>
    <meta:editing-cycles>1</meta:editing-cycles>
    <meta:document-statistic meta:object-count="1"/>
    <meta:generator>LibreOffice/5.1.6.2$Linux_X86_64 LibreOffice_project/10m0$Build-2</meta:generator>
  </office:meta>
</office:document-meta>
</file>